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6.5cm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6.6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6.7cm"/>
    </style:style>
    <style:style style:name="gr4" style:family="graphic" style:parent-style-name="standard">
      <style:graphic-properties draw:textarea-horizontal-align="justify" draw:textarea-vertical-align="middle" draw:auto-grow-height="false" fo:min-height="2.95cm" fo:min-width="5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1.85cm" fo:min-width="17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eeeeee"/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7cm" svg:x="2.7cm" svg:y="3.8cm">
          <text:p text:style-name="P1">Overture 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3.5cm" svg:x="12.2cm" svg:y="4.1cm">
          <text:p text:style-name="P1">Overture External 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cm" svg:height="3cm" svg:x="11.9cm" svg:y="9.5cm">
          <text:p text:style-name="P1">SONG Reverse Prox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cm" svg:height="3.2cm" svg:x="3cm" svg:y="9.6cm">
          <text:p text:style-name="P1">SONG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cm" svg:y1="5.3cm" svg:x2="11.9cm" svg:y2="5.4cm">
          <text:p/>
        </draw:line>
        <draw:line draw:style-name="gr5" draw:text-style-name="P2" draw:layer="layout" svg:x1="17.1cm" svg:y1="8cm" svg:x2="16.7cm" svg:y2="9.5cm">
          <text:p/>
        </draw:line>
        <draw:line draw:style-name="gr5" draw:text-style-name="P2" draw:layer="layout" svg:x1="11.6cm" svg:y1="11.8cm" svg:x2="9.4cm" svg:y2="11.8cm">
          <text:p/>
        </draw:line>
        <draw:line draw:style-name="gr5" draw:text-style-name="P2" draw:layer="layout" svg:x1="9.5cm" svg:y1="10.7cm" svg:x2="11.8cm" svg:y2="10.7cm">
          <text:p/>
        </draw:line>
        <draw:line draw:style-name="gr5" draw:text-style-name="P2" draw:layer="layout" svg:x1="15.5cm" svg:y1="9.1cm" svg:x2="16.1cm" svg:y2="7.6cm">
          <text:p/>
        </draw:line>
        <draw:line draw:style-name="gr5" draw:text-style-name="P2" draw:layer="layout" svg:x1="11.8cm" svg:y1="6.4cm" svg:x2="10.1cm" svg:y2="6.4cm">
          <text:p/>
        </draw:line>
        <draw:frame draw:style-name="gr6" draw:text-style-name="P3" draw:layer="layout" svg:width="0.853cm" svg:height="0.962cm" svg:x="10.547cm" svg:y="4.238cm">
          <draw:text-box>
            <text:p>1</text:p>
          </draw:text-box>
        </draw:frame>
        <draw:frame draw:style-name="gr6" draw:text-style-name="P3" draw:layer="layout" svg:width="0.853cm" svg:height="0.962cm" svg:x="17.147cm" svg:y="8.138cm">
          <draw:text-box>
            <text:p>2</text:p>
          </draw:text-box>
        </draw:frame>
        <draw:frame draw:style-name="gr6" draw:text-style-name="P3" draw:layer="layout" svg:width="0.853cm" svg:height="0.962cm" svg:x="18cm" svg:y="9.638cm">
          <draw:text-box>
            <text:p>3</text:p>
          </draw:text-box>
        </draw:frame>
        <draw:frame draw:style-name="gr6" draw:text-style-name="P3" draw:layer="layout" svg:width="0.853cm" svg:height="0.962cm" svg:x="9.947cm" svg:y="12.3cm">
          <draw:text-box>
            <text:p>4</text:p>
          </draw:text-box>
        </draw:frame>
        <draw:frame draw:style-name="gr6" draw:text-style-name="P3" draw:layer="layout" svg:width="0.853cm" svg:height="0.962cm" svg:x="3.4cm" svg:y="9.938cm">
          <draw:text-box>
            <text:p>5</text:p>
          </draw:text-box>
        </draw:frame>
        <draw:frame draw:style-name="gr6" draw:text-style-name="P3" draw:layer="layout" svg:width="0.853cm" svg:height="0.962cm" svg:x="10.1cm" svg:y="9.5cm">
          <draw:text-box>
            <text:p>6</text:p>
          </draw:text-box>
        </draw:frame>
        <draw:frame draw:style-name="gr6" draw:text-style-name="P3" draw:layer="layout" svg:width="0.853cm" svg:height="0.962cm" svg:x="14.547cm" svg:y="7.9cm">
          <draw:text-box>
            <text:p>7</text:p>
          </draw:text-box>
        </draw:frame>
        <draw:frame draw:style-name="gr6" draw:text-style-name="P3" draw:layer="layout" svg:width="0.853cm" svg:height="0.962cm" svg:x="10.447cm" svg:y="6.6cm">
          <draw:text-box>
            <text:p>8</text:p>
          </draw:text-box>
        </draw:frame>
        <draw:frame draw:style-name="gr6" draw:text-style-name="P3" draw:layer="layout" svg:width="0.853cm" svg:height="0.962cm" svg:x="3.1cm" svg:y="4.2cm">
          <draw:text-box>
            <text:p>9</text:p>
          </draw:text-box>
        </draw:frame>
        <draw:custom-shape draw:style-name="gr7" draw:text-style-name="P5" draw:layer="layout" svg:width="17.8cm" svg:height="12.1cm" svg:x="2.1cm" svg:y="14.4cm">
          <text:list text:style-name="L2">
            <text:list-item>
              <text:p text:style-name="P4">Overture Client sends a request to Overture External Proxy<text:line-break/>to publish the analysis</text:p>
            </text:list-item>
            <text:list-item>
              <text:p text:style-name="P4">Overture External Proxy marks the request as external and<text:line-break/>forwards it to the SONG Reverse Proxy</text:p>
            </text:list-item>
            <text:list-item>
              <text:p text:style-name="P4">The SONG Reverse Proxy performs authentication and <text:line-break/>access control</text:p>
            </text:list-item>
            <text:list-item>
              <text:p text:style-name="P4">The SONG Reverse Proxy forwards the request to SONG</text:p>
            </text:list-item>
            <text:list-item>
              <text:p text:style-name="P4">SONG publishes the analysis</text:p>
            </text:list-item>
            <text:list-item>
              <text:p text:style-name="P4">SONG replies to the SONG Reverse Proxy</text:p>
            </text:list-item>
            <text:list-item>
              <text:p text:style-name="P4">The SONG Reverse Proxy replies to the Overture External<text:line-break/>Proxy</text:p>
            </text:list-item>
            <text:list-item>
              <text:p text:style-name="P4">The Overture External Proxy replies to the Overture Client</text:p>
            </text:list-item>
            <text:list-item>
              <text:p text:style-name="P4">The Overture Client records on the filesystem that the<text:line-break/>analysis has been published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8:27:41.976528048</meta:creation-date>
    <dc:date>2020-04-28T18:40:55.296050181</dc:date>
    <meta:editing-duration>PT33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